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ahnschrift" svg:font-family="Bahnschrift" style:font-adornments="Light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5.75cm" loext:decorative="false"/>
    </style:style>
    <style:style style:name="gr2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6.25cm" loext:decorative="false"/>
    </style:style>
    <style:style style:name="gr3" style:family="graphic" style:parent-style-name="standard">
      <style:graphic-properties svg:stroke-color="#cccccc" draw:fill-color="#666666" draw:textarea-horizontal-align="justify" draw:textarea-vertical-align="middle" draw:auto-grow-height="false" fo:min-height="11.95cm" fo:min-width="6cm" loext:decorative="false"/>
    </style:style>
    <style:style style:name="gr4" style:family="graphic" style:parent-style-name="standard">
      <style:graphic-properties svg:stroke-color="#cccccc" draw:fill-color="#dde8cb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cccccc" draw:fill-color="#f7d1d5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cccccc" draw:fill-color="#ffdbb6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solid" svg:stroke-width="0.053cm" svg:stroke-color="#cccccc" draw:marker-start="Extrémités_20_de_20_flèche_20_1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color="#cccccc" draw:fill-color="#ffb66c" draw:textarea-horizontal-align="justify" draw:textarea-vertical-align="middle" draw:auto-grow-height="false" fo:min-height="2cm" fo:min-width="5.1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cccccc" draw:fill-color="#afd095" draw:textarea-horizontal-align="justify" draw:textarea-vertical-align="middle" draw:auto-grow-height="false" fo:min-height="2cm" fo:min-width="5.1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solid" svg:stroke-width="0.053cm" svg:stroke-color="#cccccc" draw:marker-start="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color="#cccccc" draw:fill-color="#b4c7dc" draw:textarea-horizontal-align="justify" draw:textarea-vertical-align="middle" draw:auto-grow-height="false" fo:min-height="2cm" fo:min-width="4.75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cccccc" draw:fill-color="#dee6ef" draw:textarea-horizontal-align="justify" draw:textarea-vertical-align="middle" draw:auto-grow-height="false" fo:min-height="1.696cm" fo:min-width="2.86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cccccc" draw:fill-color="#ffa6a6" draw:textarea-horizontal-align="justify" draw:textarea-vertical-align="middle" draw:auto-grow-height="false" fo:min-height="2cm" fo:min-width="5.1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stroke="solid" svg:stroke-width="0.053cm" svg:stroke-color="#cccccc" draw:marker-start="Extrémités_20_de_20_flèche_20_2" draw:marker-start-width="0.3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draw:stroke="solid" svg:stroke-width="0.053cm" svg:stroke-color="#cccccc" draw:marker-start="Extrémités_20_de_20_flèche_20_1" draw:marker-start-width="0.3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svg:stroke-width="0.053cm" svg:stroke-color="#cccccc" draw:marker-start="" draw:marker-start-width="0.379cm" draw:marker-end="Extrémités_20_de_20_flèche_20_2" draw:marker-end-width="0.379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666666" draw:fill="none" draw:fill-color="#cccccc" loext:fill-use-slide-background="false" draw:textarea-horizontal-align="justify" draw:textarea-vertical-align="middle" draw:auto-grow-height="false" fo:min-height="12.25cm" fo:min-width="26.4cm" loext:decorative="false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paragraph-properties fo:text-align="center"/>
      <style:text-properties style:font-name="Bahnschrift"/>
    </style:style>
    <style:style style:name="P3" style:family="paragraph">
      <loext:graphic-properties draw:fill-color="#dde8cb"/>
      <style:paragraph-properties fo:text-align="center" style:writing-mode="lr-tb"/>
      <style:text-properties style:font-name="Bahnschrift"/>
    </style:style>
    <style:style style:name="P4" style:family="paragraph">
      <loext:graphic-properties draw:fill-color="#f7d1d5"/>
      <style:paragraph-properties fo:text-align="center" style:writing-mode="lr-tb"/>
      <style:text-properties style:font-name="Bahnschrift"/>
    </style:style>
    <style:style style:name="P5" style:family="paragraph">
      <loext:graphic-properties draw:fill-color="#ffdbb6"/>
      <style:paragraph-properties fo:text-align="center" style:writing-mode="lr-tb"/>
      <style:text-properties style:font-name="Bahnschrif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b66c"/>
      <style:paragraph-properties fo:text-align="center" style:writing-mode="lr-tb"/>
      <style:text-properties style:font-name="Bahnschrift"/>
    </style:style>
    <style:style style:name="P8" style:family="paragraph">
      <loext:graphic-properties draw:fill-color="#afd095"/>
      <style:paragraph-properties fo:text-align="center" style:writing-mode="lr-tb"/>
      <style:text-properties style:font-name="Bahnschrift"/>
    </style:style>
    <style:style style:name="P9" style:family="paragraph">
      <loext:graphic-properties draw:fill-color="#b4c7dc"/>
      <style:paragraph-properties fo:text-align="center" style:writing-mode="lr-tb"/>
      <style:text-properties style:font-name="Bahnschrif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Bahnschrift"/>
    </style:style>
    <style:style style:name="P11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style:font-name="Bahnschrift"/>
    </style:style>
    <style:style style:name="P12" style:family="paragraph">
      <loext:graphic-properties draw:fill-color="#ffa6a6"/>
      <style:paragraph-properties fo:text-align="center" style:writing-mode="lr-tb"/>
      <style:text-properties style:font-name="Bahnschrif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dddddd" loext:opacity="100%"/>
    </style:style>
    <style:style style:name="P15" style:family="paragraph">
      <loext:graphic-properties draw:fill="none" draw:fill-color="#cccccc"/>
      <style:paragraph-properties fo:text-align="center"/>
    </style:style>
    <style:style style:name="T1" style:family="text">
      <style:text-properties style:font-name="Bahnschrift"/>
    </style:style>
    <style:style style:name="T2" style:family="text">
      <style:text-properties style:font-name="Bahnschrift" fo:font-size="10pt" style:font-size-asian="10pt" style:font-size-complex="10pt"/>
    </style:style>
    <style:style style:name="T3" style:family="text">
      <style:text-properties style:font-name="JetBrains Mono" fo:font-size="7pt" style:font-size-asian="7pt" style:font-size-complex="7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dddddd" loext:opacity="100%" style:font-name="Bahnschrift" fo:font-size="14pt" style:font-size-asian="14pt" style:font-size-complex="14pt"/>
    </style:style>
    <style:style style:name="T6" style:family="text">
      <style:text-properties fo:color="#dddddd" loext:opacity="100%" style:font-name="Bahnschrif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25cm" svg:height="12.2cm" svg:x="15.95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5cm" svg:height="12.2cm" svg:x="1.7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2.2cm" svg:x="8.95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.25cm" svg:height="2.25cm" svg:x="9.65cm" svg:y="3.3cm">
          <text:p text:style-name="P2"><text:span text:style-name="T1">Users</text:span><text:span text:style-name="T2"><text:line-break/></text:span><text:span text:style-name="T2">(ldap, yaml, ...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5.25cm" svg:height="2.25cm" svg:x="9.65cm" svg:y="7.05cm">
          <text:p text:style-name="P2"><text:span text:style-name="T1">group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5.25cm" svg:height="2.25cm" svg:x="9.65cm" svg:y="10.95cm">
          <text:p text:style-name="P2"><text:span text:style-name="T1">Hosts</text:span><text:span text:style-name="T2"><text:line-break/></text:span><text:span text:style-name="T2">ldap, yaml, ...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12.275cm" svg:y1="5.55cm" svg:x2="12.275cm" svg:y2="7.05cm" draw:start-shape="id1" draw:end-shape="id2" svg:d="M12275 5550v1500" svg:viewBox="0 0 1 1501">
          <text:p/>
        </draw:connector>
        <draw:connector draw:style-name="gr7" draw:text-style-name="P6" draw:layer="layout" draw:type="line" svg:x1="12.275cm" svg:y1="9.3cm" svg:x2="12.275cm" svg:y2="10.95cm" draw:start-shape="id2" draw:start-glue-point="2" draw:end-shape="id3" svg:d="M12275 9300v1650" svg:viewBox="0 0 1 1651">
          <text:p/>
        </draw:connector>
        <draw:custom-shape draw:style-name="gr8" draw:text-style-name="P7" xml:id="id4" draw:id="id4" draw:layer="layout" svg:width="5.6cm" svg:height="2.25cm" svg:x="2.225cm" svg:y="10.95cm">
          <text:p text:style-name="P2"><text:span text:style-name="T1">Host profiles</text:span><text:span text:style-name="T3"><text:line-break/></text:span><text:span text:style-name="T3">usr/hosts/&lt;profile&gt;.nix</text:span><text:span text:style-name="T3"><text:line-break/></text:span><text:span text:style-name="T3">lib/hosts/&lt;profile&gt;.n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5" draw:id="id5" draw:layer="layout" svg:width="5.6cm" svg:height="2.25cm" svg:x="2.225cm" svg:y="3.3cm">
          <text:p text:style-name="P2"><text:span text:style-name="T1">User profiles</text:span><text:span text:style-name="T2"><text:line-break/></text:span><text:span text:style-name="T2">usr/homes/&lt;profile&gt;</text:span><text:span text:style-name="T2"><text:line-break/></text:span><text:span text:style-name="T2">lib/modules/user/&lt;profil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7.825cm" svg:y1="12.075cm" svg:x2="9.65cm" svg:y2="12.075cm" draw:start-shape="id4" draw:end-shape="id3" svg:d="M7825 12075h1825" svg:viewBox="0 0 1826 1">
          <text:p/>
        </draw:connector>
        <draw:connector draw:style-name="gr10" draw:text-style-name="P6" draw:layer="layout" draw:type="line" svg:x1="7.825cm" svg:y1="4.425cm" svg:x2="9.65cm" svg:y2="4.425cm" draw:start-shape="id5" draw:end-shape="id1" svg:d="M7825 4425h1825" svg:viewBox="0 0 1826 1">
          <text:p/>
        </draw:connector>
        <draw:custom-shape draw:style-name="gr11" draw:text-style-name="P9" xml:id="id8" draw:id="id8" draw:layer="layout" svg:width="5.25cm" svg:height="2.25cm" svg:x="16.45cm" svg:y="3.3cm">
          <text:p text:style-name="P2"><text:span text:style-name="T1">hosts.nix</text:span><text:span text:style-name="T2"><text:line-break/></text:span><text:span text:style-name="T2">generated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7" draw:id="id7" draw:layer="layout" svg:width="4.75cm" svg:height="2.75cm" svg:x="16.7cm" svg:y="6.8cm">
          <text:p text:style-name="P10"><text:span text:style-name="T4">generator</text:span><text:span text:style-name="T2"><text:line-break/></text:span><text:span text:style-name="T2">just gener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9" xml:id="id9" draw:id="id9" draw:layer="layout" svg:width="5.25cm" svg:height="2.25cm" svg:x="16.45cm" svg:y="10.95cm">
          <text:p text:style-name="P2"><text:span text:style-name="T1">config.nix</text:span><text:span text:style-name="T2"><text:line-break/></text:span><text:span text:style-name="T2">generated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6" draw:id="id6" draw:layer="layout" svg:width="5.6cm" svg:height="2.25cm" svg:x="2.225cm" svg:y="7.05cm">
          <text:p text:style-name="P2"><text:span text:style-name="T1">Modules</text:span><text:span text:style-name="T3"><text:line-break/></text:span><text:span text:style-name="T3">lib/modules/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5.025cm" svg:y1="9.3cm" svg:x2="5.025cm" svg:y2="10.95cm" draw:start-shape="id6" draw:start-glue-point="2" draw:end-shape="id4" svg:d="M5025 9300v1650" svg:viewBox="0 0 1 1651">
          <text:p/>
        </draw:connector>
        <draw:connector draw:style-name="gr10" draw:text-style-name="P6" draw:layer="layout" draw:type="line" svg:x1="5.025cm" svg:y1="7.05cm" svg:x2="5.025cm" svg:y2="5.55cm" draw:start-shape="id6" draw:start-glue-point="0" draw:end-shape="id5" svg:d="M5025 7050v-1500" svg:viewBox="0 0 1 1501">
          <text:p/>
        </draw:connector>
        <draw:connector draw:style-name="gr14" draw:text-style-name="P6" draw:layer="layout" draw:type="line" svg:x1="17.395cm" svg:y1="7.202cm" svg:x2="14.9cm" svg:y2="4.425cm" draw:start-shape="id7" draw:start-glue-point="5" draw:end-shape="id1" svg:d="M17395 7202l-2495-2777" svg:viewBox="0 0 2496 2778">
          <text:p/>
        </draw:connector>
        <draw:connector draw:style-name="gr14" draw:text-style-name="P6" draw:layer="layout" draw:type="line" svg:x1="16.7cm" svg:y1="8.175cm" svg:x2="14.9cm" svg:y2="8.175cm" draw:start-shape="id7" draw:start-glue-point="6" draw:end-shape="id2" svg:d="M16700 8175h-1800" svg:viewBox="0 0 1801 1">
          <text:p/>
        </draw:connector>
        <draw:connector draw:style-name="gr14" draw:text-style-name="P6" draw:layer="layout" draw:type="line" svg:x1="17.395cm" svg:y1="9.148cm" svg:x2="14.9cm" svg:y2="12.075cm" draw:start-shape="id7" draw:start-glue-point="7" draw:end-shape="id3" draw:end-glue-point="1" svg:d="M17395 9148l-2495 2927" svg:viewBox="0 0 2496 2928">
          <text:p/>
        </draw:connector>
        <draw:connector draw:style-name="gr15" draw:text-style-name="P6" draw:layer="layout" draw:type="line" svg:x1="19.075cm" svg:y1="5.55cm" svg:x2="19.075cm" svg:y2="6.8cm" draw:start-shape="id8" draw:end-shape="id7" draw:end-glue-point="4" svg:d="M19075 5550v1250" svg:viewBox="0 0 1 1251">
          <text:p/>
        </draw:connector>
        <draw:connector draw:style-name="gr15" draw:text-style-name="P6" draw:layer="layout" draw:type="line" svg:x1="19.075cm" svg:y1="10.95cm" svg:x2="19.075cm" svg:y2="9.55cm" draw:start-shape="id9" draw:start-glue-point="0" draw:end-shape="id7" draw:end-glue-point="8" svg:d="M19075 10950v-1400" svg:viewBox="0 0 1 1401">
          <text:p/>
        </draw:connector>
        <draw:custom-shape draw:style-name="gr11" draw:text-style-name="P9" xml:id="id10" draw:id="id10" draw:layer="layout" svg:width="5.25cm" svg:height="2.25cm" svg:x="22.95cm" svg:y="7.3cm">
          <text:p text:style-name="P2"><text:span text:style-name="T1">flake.n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6" draw:layer="layout" draw:type="lines" draw:line-skew="0.899cm -0.599cm" svg:x1="21.7cm" svg:y1="4.425cm" svg:x2="25.575cm" svg:y2="7.3cm" draw:start-shape="id8" draw:end-shape="id10" draw:end-glue-point="0" svg:d="M21700 4425h1400l2475 1775v1100" svg:viewBox="0 0 3876 2876">
          <text:p/>
        </draw:connector>
        <draw:connector draw:style-name="gr16" draw:text-style-name="P6" draw:layer="layout" draw:type="lines" draw:line-skew="1.149cm 0.649cm" svg:x1="21.7cm" svg:y1="12.075cm" svg:x2="25.575cm" svg:y2="9.55cm" draw:start-shape="id9" draw:start-glue-point="1" draw:end-shape="id10" draw:end-glue-point="2" svg:d="M21700 12075h1650l2225-1375v-1150" svg:viewBox="0 0 3876 2526">
          <text:p/>
        </draw:connector>
        <draw:frame draw:style-name="gr17" draw:text-style-name="P14" draw:layer="layout" svg:width="6.555cm" svg:height="1.17cm" svg:x="1.796cm" svg:y="1.763cm">
          <draw:text-box>
            <text:p text:style-name="P13"><text:span text:style-name="T5">framework &amp; app</text:span><text:span text:style-name="T6"><text:line-break/></text:span><text:span text:style-name="T6">modules, macro-modules, host &amp; home profiles</text:span></text:p>
          </draw:text-box>
        </draw:frame>
        <draw:custom-shape draw:style-name="gr9" draw:text-style-name="P8" draw:layer="layout" svg:width="5.6cm" svg:height="2.25cm" svg:x="2.225cm" svg:y="3.3cm">
          <text:p text:style-name="P2"><text:span text:style-name="T1">User profiles</text:span><text:span text:style-name="T3"><text:line-break/></text:span><text:span text:style-name="T3">usr/homes/&lt;profile&gt;</text:span><text:span text:style-name="T3"><text:line-break/></text:span><text:span text:style-name="T3">lib/homes/&lt;profil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4" draw:layer="layout" svg:width="6.388cm" svg:height="1.17cm" svg:x="9.1cm" svg:y="1.763cm">
          <draw:text-box>
            <text:p text:style-name="P13"><text:span text:style-name="T5">users, groups, hosts</text:span><text:span text:style-name="T6"><text:line-break/></text:span><text:span text:style-name="T6">from several sources : flat config, ldap, Bds...</text:span></text:p>
          </draw:text-box>
        </draw:frame>
        <draw:frame draw:style-name="gr17" draw:text-style-name="P14" draw:layer="layout" svg:width="6cm" svg:height="1.17cm" svg:x="16.1cm" svg:y="1.763cm">
          <draw:text-box>
            <text:p text:style-name="P13"><text:span text:style-name="T5">generated files</text:span><text:span text:style-name="T6"><text:line-break/></text:span><text:span text:style-name="T6">hosts, users, network config (dns, dhcp...)</text:span></text:p>
          </draw:text-box>
        </draw:frame>
        <draw:custom-shape draw:style-name="gr18" draw:text-style-name="P15" draw:layer="layout" svg:width="26.9cm" svg:height="12.5cm" svg:x="1.518cm" svg:y="1.46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ahnschrift" svg:font-family="Bahnschrift" style:font-adornments="Light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49:49.425799065</meta:creation-date>
    <dc:date>2025-01-15T17:35:57.350978963</dc:date>
    <meta:editing-duration>PT1H11S</meta:editing-duration>
    <meta:editing-cycles>13</meta:editing-cycles>
    <meta:generator>LibreOffice/24.8.3.2$Linux_X86_64 LibreOffice_project/480$Build-2</meta:generator>
    <meta:document-statistic meta:object-count="31"/>
  </office:meta>
</office:document-meta>
</file>